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1" svg:font-family="'Calibri Light'"/>
    <style:font-face style:name="Calibri Light2" svg:font-family="'Calibri Light'" style:font-family-generic="swiss"/>
    <style:font-face style:name="Noto Sans Korean Bold" svg:font-family="'Noto Sans Korean Bold'" style:font-family-generic="swiss"/>
    <style:font-face style:name="Noto Sans Korean DemiLight" svg:font-family="'Noto Sans Korean DemiLight'" style:font-family-generic="swiss"/>
    <style:font-face style:name="Noto Sans Korean Medium" svg:font-family="'Noto Sans Korean Medium'" style:font-family-generic="swiss"/>
    <style:font-face style:name="Calibri Light" svg:font-family="'Calibri Light'" style:font-pitch="variable"/>
    <style:font-face style:name="Noto Sans Korean DemiLight2" svg:font-family="'Noto Sans Korean DemiLight'" style:font-pitch="variable"/>
    <style:font-face style:name="Noto Sans Korean Medium2" svg:font-family="'Noto Sans Korean Medium'" style:font-pitch="variable"/>
    <style:font-face style:name="굴림1" svg:font-family="굴림" style:font-pitch="variable"/>
    <style:font-face style:name="바탕1" svg:font-family="바탕" style:font-pitch="variable"/>
    <style:font-face style:name="Noto Sans Korean DemiLight3" svg:font-family="'Noto Sans Korean DemiLight'" style:font-family-generic="modern" style:font-pitch="variable"/>
    <style:font-face style:name="Noto Sans Korean Medium4" svg:font-family="'Noto Sans Korean Medium'" style:font-family-generic="modern" style:font-pitch="variable"/>
    <style:font-face style:name="굴림4" svg:font-family="굴림" style:font-family-generic="modern" style:font-pitch="variable"/>
    <style:font-face style:name="바탕4" svg:font-family="바탕" style:font-family-generic="moder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Noto Sans Korean Bold1" svg:font-family="'Noto Sans Korean Bold'" style:font-family-generic="swiss" style:font-pitch="variable"/>
    <style:font-face style:name="Noto Sans Korean DemiLight1" svg:font-family="'Noto Sans Korean DemiLight'" style:font-family-generic="swiss" style:font-pitch="variable"/>
    <style:font-face style:name="Noto Sans Korean Medium1" svg:font-family="'Noto Sans Korean Medium'" style:font-family-generic="swiss" style:font-pitch="variable"/>
    <style:font-face style:name="굴림2" svg:font-family="굴림" style:font-family-generic="swiss" style:font-pitch="variable"/>
    <style:font-face style:name="바탕2" svg:font-family="바탕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굴림3" svg:font-family="굴림" style:font-family-generic="system" style:font-pitch="variable"/>
    <style:font-face style:name="바탕3" svg:font-family="바탕" style:font-family-generic="system" style:font-pitch="variable"/>
    <style:font-face style:name="Noto Sans Korean Bold2" svg:font-family="'Noto Sans Korean Bold'" style:font-family-generic="modern" style:font-pitch="fixed"/>
    <style:font-face style:name="Noto Sans Korean DemiLight4" svg:font-family="'Noto Sans Korean DemiLight'" style:font-family-generic="modern" style:font-pitch="fixed"/>
    <style:font-face style:name="Noto Sans Korean Medium3" svg:font-family="'Noto Sans Korean Medium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제목_20_슬라이드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제목_20_슬라이드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제목_20_슬라이드-notes">
      <style:graphic-properties draw:fill-color="#ffffff" fo:min-height="13.364cm"/>
    </style:style>
    <style:style style:name="pr4" style:family="presentation" style:parent-style-name="제목_20_및_20_내용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제목_20_및_20_내용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제목_20_및_20_내용-notes">
      <style:graphic-properties draw:fill-color="#ffffff" fo:min-height="13.364cm"/>
    </style:style>
    <style:style style:name="pr7" style:family="presentation" style:parent-style-name="캡션_20_있는_20_콘텐츠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8" style:family="presentation" style:parent-style-name="캡션_20_있는_20_콘텐츠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캡션_20_있는_20_콘텐츠-notes">
      <style:graphic-properties draw:fill-color="#ffffff" fo:min-height="13.364cm"/>
    </style:style>
    <style:style style:name="pr10" style:family="presentation" style:parent-style-name="제목_20_및_20_내용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1" style:family="presentation" style:parent-style-name="제목_20_슬라이드-subtitle">
      <style:graphic-properties draw:stroke="none" svg:stroke-width="0cm" draw:fill="none" draw:fill-color="#ffffff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80%" fo:text-align="start" style:punctuation-wrap="hanging" style:writing-mode="lr-tb"/>
      <style:text-properties fo:hyphenate="true"/>
    </style:style>
    <style:style style:name="P2" style:family="paragraph">
      <style:paragraph-properties fo:text-align="start" style:font-independent-line-spacing="true"/>
      <style:text-properties fo:font-size="88pt"/>
    </style:style>
    <style:style style:name="P3" style:family="paragraph">
      <style:paragraph-properties fo:margin-left="0cm" fo:margin-right="0cm" fo:margin-top="0.459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true"/>
    </style:style>
    <style:style style:name="P6" style:family="paragraph">
      <style:paragraph-properties fo:text-align="start" style:font-independent-line-spacing="true"/>
      <style:text-properties fo:font-size="54pt"/>
    </style:style>
    <style:style style:name="P7" style:family="paragraph">
      <style:paragraph-properties fo:margin-left="0cm" fo:margin-right="0cm" fo:margin-top="0.459cm" fo:margin-bottom="0cm" fo:line-height="100%" fo:text-align="start" fo:text-indent="0cm" style:punctuation-wrap="hanging" style:writing-mode="lr-tb"/>
      <style:text-properties fo:hyphenate="true"/>
    </style:style>
    <style:style style:name="P8" style:family="paragraph">
      <style:paragraph-properties fo:margin-left="0cm" fo:margin-right="0cm" fo:margin-top="0.45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9" style:family="paragraph">
      <style:paragraph-properties fo:text-align="start" style:font-independent-line-spacing="true"/>
      <style:text-properties fo:font-size="24pt"/>
    </style:style>
    <style:style style:name="P10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P11" style:family="paragraph">
      <style:paragraph-properties fo:text-align="start" style:font-independent-line-spacing="true"/>
      <style:text-properties fo:font-size="40pt"/>
    </style:style>
    <style:style style:name="P12" style:family="paragraph">
      <style:paragraph-properties fo:margin-left="0cm" fo:margin-right="0cm" fo:margin-top="0.45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Noto Sans Korean Bold1" fo:font-size="54pt" fo:letter-spacing="-0.041cm" fo:font-style="normal" style:text-underline-style="none" fo:font-weight="bold" style:font-name-asian="Noto Sans Korean Bold2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oto Sans Korean Medium1" fo:font-size="32pt" fo:letter-spacing="normal" fo:font-style="normal" style:text-underline-style="none" fo:font-weight="normal" style:font-name-asian="Noto Sans Korean Medium3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50b4c8" style:text-line-through-style="none" style:text-line-through-type="none" style:text-position="0% 100%" style:font-name="Noto Sans Korean Medium1" fo:font-size="44pt" fo:letter-spacing="-0.041cm" fo:font-style="normal" style:text-underline-style="none" fo:font-weight="normal" style:font-name-asian="Noto Sans Korean Medium3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262626" style:text-line-through-style="none" style:text-line-through-type="none" style:text-position="0% 100%" style:font-name="Noto Sans Korean DemiLight1" fo:font-size="33pt" fo:letter-spacing="normal" fo:font-style="normal" style:text-underline-style="none" fo:font-weight="normal" style:font-name-asian="Noto Sans Korean DemiLight4" style:font-size-asian="33pt" style:font-style-asian="normal" style:font-weight-asian="normal" style:font-size-complex="33pt" style:font-style-complex="normal" style:font-weight-complex="normal"/>
    </style:style>
    <style:style style:name="T5" style:family="text">
      <style:text-properties fo:font-variant="normal" fo:text-transform="none" fo:color="#262626" style:text-line-through-style="none" style:text-line-through-type="none" style:text-position="0% 100%" style:font-name="Noto Sans Korean Medium1" fo:font-size="24pt" fo:letter-spacing="normal" fo:font-style="normal" style:text-underline-style="none" fo:font-weight="normal" style:font-name-asian="Noto Sans Korean Medium3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Noto Sans Korean Medium1" fo:font-size="44pt" fo:letter-spacing="-0.041cm" fo:font-style="normal" style:text-underline-style="none" fo:font-weight="normal" style:font-name-asian="Noto Sans Korean Medium3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262626" style:text-line-through-style="none" style:text-line-through-type="none" style:text-position="0% 100%" style:font-name="Noto Sans Korean DemiLight1" fo:font-size="32pt" fo:letter-spacing="normal" fo:font-style="normal" style:text-underline-style="none" fo:font-weight="normal" style:font-name-asian="Noto Sans Korean DemiLight4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262626" style:text-line-through-style="none" style:text-line-through-type="none" style:text-position="0% 100%" style:font-name="Noto Sans Korean DemiLight1" fo:font-size="28pt" fo:letter-spacing="normal" fo:font-style="normal" style:text-underline-style="none" fo:font-weight="normal" style:font-name-asian="Noto Sans Korean DemiLight4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262626" style:text-line-through-style="none" style:text-line-through-type="none" style:text-position="0% 100%" style:font-name="Noto Sans Korean Medium1" fo:font-size="28pt" fo:letter-spacing="normal" fo:font-style="normal" style:text-underline-style="none" fo:font-weight="normal" style:font-name-asian="Noto Sans Korean Medium3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Noto Sans Korean Medium1" fo:font-size="66pt" fo:letter-spacing="normal" fo:font-style="normal" style:text-underline-style="none" fo:font-weight="normal" style:font-name-asian="Noto Sans Korean Medium3" style:font-size-asian="66pt" style:font-style-asian="normal" style:font-weight-asian="normal" style:font-size-complex="6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50b4c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428cm"/>
        <style:text-properties fo:color="#26262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">
        <style:list-level-properties text:space-before="0.001cm" text:min-label-width="1.428cm"/>
        <style:text-properties fo:color="#26262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 ">
        <style:list-level-properties text:space-before="0.001cm" text:min-label-width="0.253cm"/>
        <style:text-properties fo:font-family="Arial" style:font-family-generic="swiss" style:font-pitch="variable" fo:color="#26262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253cm"/>
        <style:text-properties fo:color="#26262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>
        <office:forms form:automatic-focus="false" form:apply-design-mode="false"/>
        <draw:frame draw:name="제목 1" presentation:style-name="pr1" draw:text-style-name="P2" draw:layer="layout" svg:width="23.866cm" svg:height="5.764cm" svg:x="6.291cm" svg:y="5.92cm" presentation:class="title" presentation:user-transformed="true">
          <draw:text-box>
            <text:p text:style-name="P1"><text:span text:style-name="T1">어플리케이션으로서의</text:span><text:span text:style-name="T1"><text:line-break/></text:span><text:span text:style-name="T1">HTML5</text:span></text:p>
          </draw:text-box>
        </draw:frame>
        <draw:frame draw:name="부제목 2" presentation:style-name="pr2" draw:text-style-name="P4" draw:layer="layout" svg:width="25.633cm" svg:height="4.571cm" svg:x="1.854cm" svg:y="11.686cm" presentation:class="subtitle" presentation:user-transformed="true">
          <draw:text-box>
            <text:p text:style-name="P3"><text:span text:style-name="T2">이정훈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내용" draw:style-name="dp1" draw:master-page-name="제목_20_및_20_내용" presentation:presentation-page-layout-name="AL2T11">
        <draw:frame draw:name="제목 1" presentation:style-name="pr4" draw:text-style-name="P6" draw:layer="layout" svg:width="29.923cm" svg:height="4.605cm" svg:x="1.826cm" svg:y="1.388cm" presentation:class="title" presentation:user-transformed="true">
          <draw:text-box>
            <text:p text:style-name="P5"><text:span text:style-name="T3">내용</text:span></text:p>
          </draw:text-box>
        </draw:frame>
        <draw:frame draw:name="내용 개체 틀 2" presentation:style-name="pr5" draw:text-style-name="P9" draw:layer="layout" svg:width="29.87cm" svg:height="10.461cm" svg:x="1.88cm" svg:y="5.588cm" presentation:class="outline" presentation:user-transformed="true">
          <draw:text-box>
            <text:list text:style-name="L4">
              <text:list-item>
                <text:p text:style-name="P7"><text:span text:style-name="T4">등장 배경 및 정의</text:span><text:span text:style-name="T4">, </text:span><text:span text:style-name="T4">특징</text:span><text:span text:style-name="T4">, </text:span><text:span text:style-name="T4">응용 분야</text:span></text:p>
              </text:list-item>
              <text:list-item>
                <text:p text:style-name="P7"><text:span text:style-name="T4">중요성</text:span></text:p>
              </text:list-item>
              <text:list-item>
                <text:p text:style-name="P7"><text:span text:style-name="T4">표준화 현황</text:span></text:p>
              </text:list-item>
              <text:list-item>
                <text:p text:style-name="P7"><text:span text:style-name="T4">기술 현황</text:span></text:p>
              </text:list-item>
              <text:list-item>
                <text:p text:style-name="P7"><text:span text:style-name="T4">사업자 동향</text:span></text:p>
              </text:list-item>
              <text:list-item>
                <text:p text:style-name="P7"><text:span text:style-name="T4">현실 사례</text:span></text:p>
              </text:list-item>
              <text:list-item>
                <text:p text:style-name="P7"><text:span text:style-name="T4">전망 및 시사점</text:span></text:p>
              </text:list-item>
            </text:list>
            <text:p text:style-name="P7"><text:span text:style-name="T5"/></text:p>
            <text:p text:style-name="P8"><text:span text:style-name="T5"/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. 등장 배경              &#10;정의, 특징&#10;&#10;" draw:style-name="dp1" draw:master-page-name="캡션_20_있는_20_콘텐츠">
        <draw:frame draw:name="제목 1" presentation:style-name="pr7" draw:text-style-name="P11" draw:layer="layout" svg:width="9.397cm" svg:height="10.265cm" svg:x="1.262cm" svg:y="2.215cm" presentation:class="title" presentation:user-transformed="true">
          <draw:text-box>
            <text:p text:style-name="P10"><text:span text:style-name="T6">1. </text:span><text:span text:style-name="T6">등장 배경 <text:s text:c="13"/></text:span><text:span text:style-name="T6"><text:line-break/></text:span><text:span text:style-name="T6">정의</text:span><text:span text:style-name="T6">, </text:span><text:span text:style-name="T6">특징</text:span><text:span text:style-name="T6"><text:line-break/></text:span><text:span text:style-name="T6"><text:line-break/></text:span><text:span text:style-name="T6"/></text:p>
          </draw:text-box>
        </draw:frame>
        <draw:frame draw:name="내용 개체 틀 2" presentation:style-name="pr8" draw:text-style-name="P4" draw:layer="layout" svg:width="16.932cm" svg:height="12.699cm" svg:x="14.615cm" svg:y="2.117cm" presentation:class="outline" presentation:user-transformed="true">
          <draw:text-box>
            <text:list text:style-name="L6">
              <text:list-item>
                <text:p text:style-name="P7"><text:span text:style-name="T7">- </text:span><text:span text:style-name="T8">HTML5</text:span><text:span text:style-name="T8">란</text:span><text:span text:style-name="T8">?</text:span></text:p>
              </text:list-item>
              <text:list-item>
                <text:p text:style-name="P7"><text:span text:style-name="T8">- HTML5</text:span><text:span text:style-name="T8">의 등장</text:span></text:p>
              </text:list-item>
              <text:list-item>
                <text:p text:style-name="P7"><text:span text:style-name="T8">- HTML5</text:span><text:span text:style-name="T8">의 특징</text:span></text:p>
              </text:list-item>
            </text:list>
            <text:p text:style-name="P8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TML5란?" draw:style-name="dp1" draw:master-page-name="제목_20_및_20_내용" presentation:presentation-page-layout-name="AL2T11">
        <draw:frame draw:name="제목 1" presentation:style-name="pr4" draw:text-style-name="P6" draw:layer="layout" svg:width="29.923cm" svg:height="4.605cm" svg:x="1.826cm" svg:y="1.388cm" presentation:class="title" presentation:user-transformed="true">
          <draw:text-box>
            <text:p text:style-name="P5"><text:span text:style-name="T3">HTML5</text:span><text:span text:style-name="T3">란</text:span><text:span text:style-name="T3">?</text:span></text:p>
          </draw:text-box>
        </draw:frame>
        <draw:frame draw:name="내용 개체 틀 2" presentation:style-name="pr10" draw:text-style-name="P9" draw:layer="layout" svg:width="29.87cm" svg:height="10.461cm" svg:x="1.88cm" svg:y="5.588cm" presentation:class="outline" presentation:user-transformed="true">
          <draw:text-box>
            <text:list text:style-name="L6">
              <text:list-item>
                <text:p text:style-name="P7"><text:span text:style-name="T5">- </text:span><text:span text:style-name="T9">다양한 모</text:span><text:span text:style-name="T9">^</text:span><text:span text:style-name="T9">바일 기기들이 늘어나면서 </text:span><text:span text:style-name="T9">Web </text:span><text:span text:style-name="T9">환경이 널리 쓰임에 따라 다양한 </text:span><text:span text:style-name="T9">^</text:span><text:span text:style-name="T9">플랫</text:span><text:span text:style-name="T9">^</text:span><text:span text:style-name="T9">폼을 지원하고 모</text:span><text:span text:style-name="T9">^</text:span><text:span text:style-name="T9">바일 환경에 최적화된 </text:span><text:span text:style-name="T9">Web </text:span><text:span text:style-name="T9">표준 언어인 </text:span><text:span text:style-name="T9">HTML5</text:span><text:span text:style-name="T9">가 나타났다</text:span><text:span text:style-name="T9">.</text:span></text:p>
              </text:list-item>
              <text:list-item>
                <text:p text:style-name="P7"><text:span text:style-name="T9">- HTML5</text:span><text:span text:style-name="T9">뿐만 아니라 </text:span><text:span text:style-name="T9">CSS3, Web APP</text:span><text:span text:style-name="T9">을 위한 </text:span><text:span text:style-name="T9">JavaScript API</text:span><text:span text:style-name="T9">까지 </text:span><text:span text:style-name="T9">HTML5</text:span><text:span text:style-name="T9">로 부름</text:span><text:span text:style-name="T9">.</text:span></text:p>
              </text:list-item>
            </text:list>
            <text:p text:style-name="P8"><text:span text:style-name="T5"/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 중요성&#10;&#10;&#10;" draw:style-name="dp1" draw:master-page-name="캡션_20_있는_20_콘텐츠">
        <draw:frame draw:name="제목 1" presentation:style-name="pr7" draw:text-style-name="P11" draw:layer="layout" svg:width="9.397cm" svg:height="10.265cm" svg:x="1.262cm" svg:y="2.215cm" presentation:class="title" presentation:user-transformed="true">
          <draw:text-box>
            <text:p text:style-name="P10"><text:span text:style-name="T6">2. </text:span><text:span text:style-name="T6">중요성</text:span><text:span text:style-name="T6"><text:line-break/></text:span><text:span text:style-name="T6"><text:line-break/></text:span><text:span text:style-name="T6"><text:line-break/></text:span><text:span text:style-name="T6"/></text:p>
          </draw:text-box>
        </draw:frame>
        <draw:frame draw:name="내용 개체 틀 2" presentation:style-name="pr8" draw:text-style-name="P4" draw:layer="layout" svg:width="16.932cm" svg:height="12.699cm" svg:x="14.615cm" svg:y="2.117cm" presentation:class="outline" presentation:user-transformed="true">
          <draw:text-box>
            <text:list text:style-name="L6">
              <text:list-item>
                <text:p text:style-name="P7"><text:span text:style-name="T7">- </text:span><text:span text:style-name="T8">HTML5</text:span><text:span text:style-name="T8">란</text:span><text:span text:style-name="T8">?</text:span></text:p>
              </text:list-item>
              <text:list-item>
                <text:p text:style-name="P7"><text:span text:style-name="T8">- HTML5</text:span><text:span text:style-name="T8">의 등장</text:span></text:p>
              </text:list-item>
              <text:list-item>
                <text:p text:style-name="P7"><text:span text:style-name="T8">- HTML5</text:span><text:span text:style-name="T8">의 특징</text:span></text:p>
              </text:list-item>
            </text:list>
            <text:p text:style-name="P8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TML5의 중요성" draw:style-name="dp1" draw:master-page-name="제목_20_및_20_내용" presentation:presentation-page-layout-name="AL2T11">
        <draw:frame draw:name="제목 1" presentation:style-name="pr4" draw:text-style-name="P6" draw:layer="layout" svg:width="29.923cm" svg:height="4.605cm" svg:x="1.826cm" svg:y="1.388cm" presentation:class="title" presentation:user-transformed="true">
          <draw:text-box>
            <text:p text:style-name="P5"><text:span text:style-name="T3">HTML5</text:span><text:span text:style-name="T3">의 중요성</text:span></text:p>
          </draw:text-box>
        </draw:frame>
        <draw:frame draw:name="내용 개체 틀 2" presentation:style-name="pr10" draw:text-style-name="P9" draw:layer="layout" svg:width="29.87cm" svg:height="10.461cm" svg:x="1.88cm" svg:y="5.588cm" presentation:class="outline" presentation:user-transformed="true">
          <draw:text-box>
            <text:list text:style-name="L6">
              <text:list-item>
                <text:p text:style-name="P7"><text:span text:style-name="T5">- </text:span><text:span text:style-name="T9">다양한 모</text:span><text:span text:style-name="T9">^</text:span><text:span text:style-name="T9">바일 기기들이 늘어나면서 </text:span><text:span text:style-name="T9">Web </text:span><text:span text:style-name="T9">환경이 널리 쓰임에 따라 다양한 </text:span><text:span text:style-name="T9">^</text:span><text:span text:style-name="T9">플랫</text:span><text:span text:style-name="T9">^</text:span><text:span text:style-name="T9">폼을 지원하고 모</text:span><text:span text:style-name="T9">^</text:span><text:span text:style-name="T9">바일 환경에 최적화된 </text:span><text:span text:style-name="T9">Web </text:span><text:span text:style-name="T9">표준 언어인 </text:span><text:span text:style-name="T9">HTML5</text:span><text:span text:style-name="T9">가 나타났다</text:span><text:span text:style-name="T9">.</text:span></text:p>
              </text:list-item>
              <text:list-item>
                <text:p text:style-name="P7"><text:span text:style-name="T9">- HTML5</text:span><text:span text:style-name="T9">뿐만 아니라 </text:span><text:span text:style-name="T9">CSS3, Web APP</text:span><text:span text:style-name="T9">을 위한 </text:span><text:span text:style-name="T9">JavaScript API</text:span><text:span text:style-name="T9">까지 </text:span><text:span text:style-name="T9">HTML5</text:span><text:span text:style-name="T9">로 부름</text:span><text:span text:style-name="T9">.</text:span></text:p>
              </text:list-item>
            </text:list>
            <text:p text:style-name="P8"><text:span text:style-name="T5"/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3. 동향&#10;&#10;&#10;" draw:style-name="dp1" draw:master-page-name="캡션_20_있는_20_콘텐츠">
        <draw:frame draw:name="제목 1" presentation:style-name="pr7" draw:text-style-name="P11" draw:layer="layout" svg:width="9.397cm" svg:height="10.265cm" svg:x="1.262cm" svg:y="2.215cm" presentation:class="title" presentation:user-transformed="true">
          <draw:text-box>
            <text:p text:style-name="P10"><text:span text:style-name="T6">3. </text:span><text:span text:style-name="T6">동향</text:span><text:span text:style-name="T6"><text:line-break/></text:span><text:span text:style-name="T6"><text:line-break/></text:span><text:span text:style-name="T6"><text:line-break/></text:span><text:span text:style-name="T6"/></text:p>
          </draw:text-box>
        </draw:frame>
        <draw:frame draw:name="내용 개체 틀 2" presentation:style-name="pr8" draw:text-style-name="P4" draw:layer="layout" svg:width="16.932cm" svg:height="12.699cm" svg:x="14.615cm" svg:y="2.117cm" presentation:class="outline" presentation:user-transformed="true">
          <draw:text-box>
            <text:list text:style-name="L6">
              <text:list-item>
                <text:p text:style-name="P7"><text:span text:style-name="T7">- </text:span><text:span text:style-name="T8">표준화 현황</text:span></text:p>
              </text:list-item>
              <text:list-item>
                <text:p text:style-name="P7"><text:span text:style-name="T8">- </text:span><text:span text:style-name="T8">기술 현황</text:span></text:p>
              </text:list-item>
            </text:list>
            <text:p text:style-name="P8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표준화 현황" draw:style-name="dp1" draw:master-page-name="제목_20_및_20_내용" presentation:presentation-page-layout-name="AL2T11">
        <draw:frame draw:name="제목 1" presentation:style-name="pr4" draw:text-style-name="P6" draw:layer="layout" svg:width="29.923cm" svg:height="4.605cm" svg:x="1.826cm" svg:y="1.388cm" presentation:class="title" presentation:user-transformed="true">
          <draw:text-box>
            <text:p text:style-name="P5"><text:span text:style-name="T3">표준화 현황</text:span></text:p>
          </draw:text-box>
        </draw:frame>
        <draw:frame draw:name="내용 개체 틀 2" presentation:style-name="pr10" draw:text-style-name="P9" draw:layer="layout" svg:width="29.87cm" svg:height="10.461cm" svg:x="1.88cm" svg:y="5.588cm" presentation:class="outline" presentation:user-transformed="true">
          <draw:text-box>
            <text:list text:style-name="L6">
              <text:list-item>
                <text:p text:style-name="P7"><text:span text:style-name="T5">- </text:span><text:span text:style-name="T9">다양한 모</text:span><text:span text:style-name="T9">^</text:span><text:span text:style-name="T9">바일 기기들이 늘어나면서 </text:span><text:span text:style-name="T9">Web </text:span><text:span text:style-name="T9">환경이 널리 쓰임에 따라 다양한 </text:span><text:span text:style-name="T9">^</text:span><text:span text:style-name="T9">플랫</text:span><text:span text:style-name="T9">^</text:span><text:span text:style-name="T9">폼을 지원하고 모</text:span><text:span text:style-name="T9">^</text:span><text:span text:style-name="T9">바일 환경에 최적화된 </text:span><text:span text:style-name="T9">Web </text:span><text:span text:style-name="T9">표준 언어인 </text:span><text:span text:style-name="T9">HTML5</text:span><text:span text:style-name="T9">가 나타났다</text:span><text:span text:style-name="T9">.</text:span></text:p>
              </text:list-item>
              <text:list-item>
                <text:p text:style-name="P7"><text:span text:style-name="T9">- HTML5</text:span><text:span text:style-name="T9">뿐만 아니라 </text:span><text:span text:style-name="T9">CSS3, Web APP</text:span><text:span text:style-name="T9">을 위한 </text:span><text:span text:style-name="T9">JavaScript API</text:span><text:span text:style-name="T9">까지 </text:span><text:span text:style-name="T9">HTML5</text:span><text:span text:style-name="T9">로 부름</text:span><text:span text:style-name="T9">.</text:span></text:p>
              </text:list-item>
            </text:list>
            <text:p text:style-name="P8"><text:span text:style-name="T5"/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기술 현황" draw:style-name="dp1" draw:master-page-name="제목_20_및_20_내용" presentation:presentation-page-layout-name="AL2T11">
        <draw:frame draw:name="제목 1" presentation:style-name="pr4" draw:text-style-name="P6" draw:layer="layout" svg:width="29.923cm" svg:height="4.605cm" svg:x="1.826cm" svg:y="1.388cm" presentation:class="title" presentation:user-transformed="true">
          <draw:text-box>
            <text:p text:style-name="P5"><text:span text:style-name="T3">기술 현황</text:span></text:p>
          </draw:text-box>
        </draw:frame>
        <draw:frame draw:name="내용 개체 틀 2" presentation:style-name="pr10" draw:text-style-name="P9" draw:layer="layout" svg:width="29.87cm" svg:height="10.461cm" svg:x="1.88cm" svg:y="5.588cm" presentation:class="outline" presentation:user-transformed="true">
          <draw:text-box>
            <text:list text:style-name="L6">
              <text:list-item>
                <text:p text:style-name="P7"><text:span text:style-name="T5">- </text:span><text:span text:style-name="T9">다양한 모</text:span><text:span text:style-name="T9">^</text:span><text:span text:style-name="T9">바일 기기들이 늘어나면서 </text:span><text:span text:style-name="T9">Web </text:span><text:span text:style-name="T9">환경이 널리 쓰임에 따라 다양한 </text:span><text:span text:style-name="T9">^</text:span><text:span text:style-name="T9">플랫</text:span><text:span text:style-name="T9">^</text:span><text:span text:style-name="T9">폼을 지원하고 모</text:span><text:span text:style-name="T9">^</text:span><text:span text:style-name="T9">바일 환경에 최적화된 </text:span><text:span text:style-name="T9">Web </text:span><text:span text:style-name="T9">표준 언어인 </text:span><text:span text:style-name="T9">HTML5</text:span><text:span text:style-name="T9">가 나타났다</text:span><text:span text:style-name="T9">.</text:span></text:p>
              </text:list-item>
              <text:list-item>
                <text:p text:style-name="P7"><text:span text:style-name="T9">- HTML5</text:span><text:span text:style-name="T9">뿐만 아니라 </text:span><text:span text:style-name="T9">CSS3, Web APP</text:span><text:span text:style-name="T9">을 위한 </text:span><text:span text:style-name="T9">JavaScript API</text:span><text:span text:style-name="T9">까지 </text:span><text:span text:style-name="T9">HTML5</text:span><text:span text:style-name="T9">로 부름</text:span><text:span text:style-name="T9">.</text:span></text:p>
              </text:list-item>
            </text:list>
            <text:p text:style-name="P8"><text:span text:style-name="T5"/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응용 분야" draw:style-name="dp1" draw:master-page-name="제목_20_및_20_내용" presentation:presentation-page-layout-name="AL2T11">
        <draw:frame draw:name="제목 1" presentation:style-name="pr4" draw:text-style-name="P6" draw:layer="layout" svg:width="29.923cm" svg:height="4.605cm" svg:x="1.826cm" svg:y="1.388cm" presentation:class="title" presentation:user-transformed="true">
          <draw:text-box>
            <text:p text:style-name="P5"><text:span text:style-name="T3">응용 분야</text:span></text:p>
          </draw:text-box>
        </draw:frame>
        <draw:frame draw:name="내용 개체 틀 2" presentation:style-name="pr10" draw:text-style-name="P9" draw:layer="layout" svg:width="29.87cm" svg:height="10.461cm" svg:x="1.88cm" svg:y="5.588cm" presentation:class="outline" presentation:user-transformed="true">
          <draw:text-box>
            <text:list text:style-name="L6">
              <text:list-item>
                <text:p text:style-name="P7"><text:span text:style-name="T5">- </text:span><text:span text:style-name="T9">다양한 모</text:span><text:span text:style-name="T9">^</text:span><text:span text:style-name="T9">바일 기기들이 늘어나면서 </text:span><text:span text:style-name="T9">Web </text:span><text:span text:style-name="T9">환경이 널리 쓰임에 따라 다양한 </text:span><text:span text:style-name="T9">^</text:span><text:span text:style-name="T9">플랫</text:span><text:span text:style-name="T9">^</text:span><text:span text:style-name="T9">폼을 지원하고 모</text:span><text:span text:style-name="T9">^</text:span><text:span text:style-name="T9">바일 환경에 최적화된 </text:span><text:span text:style-name="T9">Web </text:span><text:span text:style-name="T9">표준 언어인 </text:span><text:span text:style-name="T9">HTML5</text:span><text:span text:style-name="T9">가 나타났다</text:span><text:span text:style-name="T9">.</text:span></text:p>
              </text:list-item>
              <text:list-item>
                <text:p text:style-name="P7"><text:span text:style-name="T9">- HTML5</text:span><text:span text:style-name="T9">뿐만 아니라 </text:span><text:span text:style-name="T9">CSS3, Web APP</text:span><text:span text:style-name="T9">을 위한 </text:span><text:span text:style-name="T9">JavaScript API</text:span><text:span text:style-name="T9">까지 </text:span><text:span text:style-name="T9">HTML5</text:span><text:span text:style-name="T9">로 부름</text:span><text:span text:style-name="T9">.</text:span></text:p>
              </text:list-item>
            </text:list>
            <text:p text:style-name="P8"><text:span text:style-name="T5"/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사업자 동향" draw:style-name="dp1" draw:master-page-name="제목_20_및_20_내용" presentation:presentation-page-layout-name="AL2T11">
        <draw:frame draw:name="제목 1" presentation:style-name="pr4" draw:text-style-name="P6" draw:layer="layout" svg:width="29.923cm" svg:height="4.605cm" svg:x="1.826cm" svg:y="1.388cm" presentation:class="title" presentation:user-transformed="true">
          <draw:text-box>
            <text:p text:style-name="P5"><text:span text:style-name="T3">사업자 동향</text:span></text:p>
          </draw:text-box>
        </draw:frame>
        <draw:frame draw:name="내용 개체 틀 2" presentation:style-name="pr10" draw:text-style-name="P9" draw:layer="layout" svg:width="29.87cm" svg:height="10.461cm" svg:x="1.88cm" svg:y="5.588cm" presentation:class="outline" presentation:user-transformed="true">
          <draw:text-box>
            <text:list text:style-name="L6">
              <text:list-item>
                <text:p text:style-name="P7"><text:span text:style-name="T5">- </text:span><text:span text:style-name="T9">다양한 모</text:span><text:span text:style-name="T9">^</text:span><text:span text:style-name="T9">바일 기기들이 늘어나면서 </text:span><text:span text:style-name="T9">Web </text:span><text:span text:style-name="T9">환경이 널리 쓰임에 따라 다양한 </text:span><text:span text:style-name="T9">^</text:span><text:span text:style-name="T9">플랫</text:span><text:span text:style-name="T9">^</text:span><text:span text:style-name="T9">폼을 지원하고 모</text:span><text:span text:style-name="T9">^</text:span><text:span text:style-name="T9">바일 환경에 최적화된 </text:span><text:span text:style-name="T9">Web </text:span><text:span text:style-name="T9">표준 언어인 </text:span><text:span text:style-name="T9">HTML5</text:span><text:span text:style-name="T9">가 나타났다</text:span><text:span text:style-name="T9">.</text:span></text:p>
              </text:list-item>
              <text:list-item>
                <text:p text:style-name="P7"><text:span text:style-name="T9">- HTML5</text:span><text:span text:style-name="T9">뿐만 아니라 </text:span><text:span text:style-name="T9">CSS3, Web APP</text:span><text:span text:style-name="T9">을 위한 </text:span><text:span text:style-name="T9">JavaScript API</text:span><text:span text:style-name="T9">까지 </text:span><text:span text:style-name="T9">HTML5</text:span><text:span text:style-name="T9">로 부름</text:span><text:span text:style-name="T9">.</text:span></text:p>
              </text:list-item>
            </text:list>
            <text:p text:style-name="P8"><text:span text:style-name="T5"/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4. 현실과 &#10;전망&#10;&#10;" draw:style-name="dp1" draw:master-page-name="캡션_20_있는_20_콘텐츠">
        <draw:frame draw:name="제목 1" presentation:style-name="pr7" draw:text-style-name="P11" draw:layer="layout" svg:width="9.397cm" svg:height="10.265cm" svg:x="1.262cm" svg:y="2.215cm" presentation:class="title" presentation:user-transformed="true">
          <draw:text-box>
            <text:p text:style-name="P10"><text:span text:style-name="T6">4. </text:span><text:span text:style-name="T6">현실과 </text:span><text:span text:style-name="T6"><text:line-break/></text:span><text:span text:style-name="T6">전망</text:span><text:span text:style-name="T6"><text:line-break/></text:span><text:span text:style-name="T6"><text:line-break/></text:span><text:span text:style-name="T6"/></text:p>
          </draw:text-box>
        </draw:frame>
        <draw:frame draw:name="내용 개체 틀 2" presentation:style-name="pr8" draw:text-style-name="P4" draw:layer="layout" svg:width="16.932cm" svg:height="12.699cm" svg:x="14.615cm" svg:y="2.117cm" presentation:class="outline" presentation:user-transformed="true">
          <draw:text-box>
            <text:list text:style-name="L6">
              <text:list-item>
                <text:p text:style-name="P7"><text:span text:style-name="T7">- </text:span><text:span text:style-name="T8">표준화 현황</text:span></text:p>
              </text:list-item>
              <text:list-item>
                <text:p text:style-name="P7"><text:span text:style-name="T8">- </text:span><text:span text:style-name="T8">기술 현황</text:span></text:p>
              </text:list-item>
            </text:list>
            <text:p text:style-name="P8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현실 사례" draw:style-name="dp1" draw:master-page-name="제목_20_및_20_내용" presentation:presentation-page-layout-name="AL2T11">
        <draw:frame draw:name="제목 1" presentation:style-name="pr4" draw:text-style-name="P6" draw:layer="layout" svg:width="29.923cm" svg:height="4.605cm" svg:x="1.826cm" svg:y="1.388cm" presentation:class="title" presentation:user-transformed="true">
          <draw:text-box>
            <text:p text:style-name="P5"><text:span text:style-name="T3">현실 사례</text:span></text:p>
          </draw:text-box>
        </draw:frame>
        <draw:frame draw:name="내용 개체 틀 2" presentation:style-name="pr10" draw:text-style-name="P9" draw:layer="layout" svg:width="29.87cm" svg:height="10.461cm" svg:x="1.88cm" svg:y="5.588cm" presentation:class="outline" presentation:user-transformed="true">
          <draw:text-box>
            <text:list text:style-name="L6">
              <text:list-item>
                <text:p text:style-name="P7"><text:span text:style-name="T5">- </text:span><text:span text:style-name="T9">다양한 모</text:span><text:span text:style-name="T9">^</text:span><text:span text:style-name="T9">바일 기기들이 늘어나면서 </text:span><text:span text:style-name="T9">Web </text:span><text:span text:style-name="T9">환경이 널리 쓰임에 따라 다양한 </text:span><text:span text:style-name="T9">^</text:span><text:span text:style-name="T9">플랫</text:span><text:span text:style-name="T9">^</text:span><text:span text:style-name="T9">폼을 지원하고 모</text:span><text:span text:style-name="T9">^</text:span><text:span text:style-name="T9">바일 환경에 최적화된 </text:span><text:span text:style-name="T9">Web </text:span><text:span text:style-name="T9">표준 언어인 </text:span><text:span text:style-name="T9">HTML5</text:span><text:span text:style-name="T9">가 나타났다</text:span><text:span text:style-name="T9">.</text:span></text:p>
              </text:list-item>
              <text:list-item>
                <text:p text:style-name="P7"><text:span text:style-name="T9">- HTML5</text:span><text:span text:style-name="T9">뿐만 아니라 </text:span><text:span text:style-name="T9">CSS3, Web APP</text:span><text:span text:style-name="T9">을 위한 </text:span><text:span text:style-name="T9">JavaScript API</text:span><text:span text:style-name="T9">까지 </text:span><text:span text:style-name="T9">HTML5</text:span><text:span text:style-name="T9">로 부름</text:span><text:span text:style-name="T9">.</text:span></text:p>
              </text:list-item>
            </text:list>
            <text:p text:style-name="P8"><text:span text:style-name="T5"/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전망 및 시사점" draw:style-name="dp1" draw:master-page-name="제목_20_및_20_내용" presentation:presentation-page-layout-name="AL2T11">
        <draw:frame draw:name="제목 1" presentation:style-name="pr4" draw:text-style-name="P6" draw:layer="layout" svg:width="29.923cm" svg:height="4.605cm" svg:x="1.826cm" svg:y="1.388cm" presentation:class="title" presentation:user-transformed="true">
          <draw:text-box>
            <text:p text:style-name="P5"><text:span text:style-name="T3">전망 및 시사점</text:span></text:p>
          </draw:text-box>
        </draw:frame>
        <draw:frame draw:name="내용 개체 틀 2" presentation:style-name="pr10" draw:text-style-name="P9" draw:layer="layout" svg:width="29.87cm" svg:height="10.461cm" svg:x="1.88cm" svg:y="5.588cm" presentation:class="outline" presentation:user-transformed="true">
          <draw:text-box>
            <text:list text:style-name="L6">
              <text:list-item>
                <text:p text:style-name="P7"><text:span text:style-name="T5">- </text:span><text:span text:style-name="T9">다양한 모</text:span><text:span text:style-name="T9">^</text:span><text:span text:style-name="T9">바일 기기들이 늘어나면서 </text:span><text:span text:style-name="T9">Web </text:span><text:span text:style-name="T9">환경이 널리 쓰임에 따라 다양한 </text:span><text:span text:style-name="T9">^</text:span><text:span text:style-name="T9">플랫</text:span><text:span text:style-name="T9">^</text:span><text:span text:style-name="T9">폼을 지원하고 모</text:span><text:span text:style-name="T9">^</text:span><text:span text:style-name="T9">바일 환경에 최적화된 </text:span><text:span text:style-name="T9">Web </text:span><text:span text:style-name="T9">표준 언어인 </text:span><text:span text:style-name="T9">HTML5</text:span><text:span text:style-name="T9">가 나타났다</text:span><text:span text:style-name="T9">.</text:span></text:p>
              </text:list-item>
              <text:list-item>
                <text:p text:style-name="P7"><text:span text:style-name="T9">- HTML5</text:span><text:span text:style-name="T9">뿐만 아니라 </text:span><text:span text:style-name="T9">CSS3, Web APP</text:span><text:span text:style-name="T9">을 위한 </text:span><text:span text:style-name="T9">JavaScript API</text:span><text:span text:style-name="T9">까지 </text:span><text:span text:style-name="T9">HTML5</text:span><text:span text:style-name="T9">로 부름</text:span><text:span text:style-name="T9">.</text:span></text:p>
              </text:list-item>
            </text:list>
            <text:p text:style-name="P8"><text:span text:style-name="T5"/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제목_20_슬라이드" presentation:presentation-page-layout-name="AL1T0">
        <draw:frame draw:name="내용 개체 틀 3" presentation:style-name="pr11" draw:text-style-name="P4" draw:layer="layout" svg:width="25.633cm" svg:height="4.571cm" svg:x="4.036cm" svg:y="7.142cm" presentation:class="subtitle" presentation:user-transformed="true">
          <draw:text-box>
            <text:p text:style-name="P12"><text:span text:style-name="T10">궁금하신 것 있으신가요</text:span><text:span text:style-name="T10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제목_20_슬라이드" presentation:presentation-page-layout-name="AL1T0">
        <draw:frame draw:name="내용 개체 틀 3" presentation:style-name="pr11" draw:text-style-name="P4" draw:layer="layout" svg:width="25.633cm" svg:height="4.571cm" svg:x="4.036cm" svg:y="7.142cm" presentation:class="subtitle" presentation:user-transformed="true">
          <draw:text-box>
            <text:p text:style-name="P12"><text:span text:style-name="T10">고맙습니다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 Light1" svg:font-family="'Calibri Light'"/>
    <style:font-face style:name="Calibri Light2" svg:font-family="'Calibri Light'" style:font-family-generic="swiss"/>
    <style:font-face style:name="Noto Sans Korean Bold" svg:font-family="'Noto Sans Korean Bold'" style:font-family-generic="swiss"/>
    <style:font-face style:name="Noto Sans Korean DemiLight" svg:font-family="'Noto Sans Korean DemiLight'" style:font-family-generic="swiss"/>
    <style:font-face style:name="Noto Sans Korean Medium" svg:font-family="'Noto Sans Korean Medium'" style:font-family-generic="swiss"/>
    <style:font-face style:name="Calibri Light" svg:font-family="'Calibri Light'" style:font-pitch="variable"/>
    <style:font-face style:name="Noto Sans Korean DemiLight2" svg:font-family="'Noto Sans Korean DemiLight'" style:font-pitch="variable"/>
    <style:font-face style:name="Noto Sans Korean Medium2" svg:font-family="'Noto Sans Korean Medium'" style:font-pitch="variable"/>
    <style:font-face style:name="굴림1" svg:font-family="굴림" style:font-pitch="variable"/>
    <style:font-face style:name="바탕1" svg:font-family="바탕" style:font-pitch="variable"/>
    <style:font-face style:name="Noto Sans Korean DemiLight3" svg:font-family="'Noto Sans Korean DemiLight'" style:font-family-generic="modern" style:font-pitch="variable"/>
    <style:font-face style:name="Noto Sans Korean Medium4" svg:font-family="'Noto Sans Korean Medium'" style:font-family-generic="modern" style:font-pitch="variable"/>
    <style:font-face style:name="굴림4" svg:font-family="굴림" style:font-family-generic="modern" style:font-pitch="variable"/>
    <style:font-face style:name="바탕4" svg:font-family="바탕" style:font-family-generic="moder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Noto Sans Korean Bold1" svg:font-family="'Noto Sans Korean Bold'" style:font-family-generic="swiss" style:font-pitch="variable"/>
    <style:font-face style:name="Noto Sans Korean DemiLight1" svg:font-family="'Noto Sans Korean DemiLight'" style:font-family-generic="swiss" style:font-pitch="variable"/>
    <style:font-face style:name="Noto Sans Korean Medium1" svg:font-family="'Noto Sans Korean Medium'" style:font-family-generic="swiss" style:font-pitch="variable"/>
    <style:font-face style:name="굴림2" svg:font-family="굴림" style:font-family-generic="swiss" style:font-pitch="variable"/>
    <style:font-face style:name="바탕2" svg:font-family="바탕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굴림3" svg:font-family="굴림" style:font-family-generic="system" style:font-pitch="variable"/>
    <style:font-face style:name="바탕3" svg:font-family="바탕" style:font-family-generic="system" style:font-pitch="variable"/>
    <style:font-face style:name="Noto Sans Korean Bold2" svg:font-family="'Noto Sans Korean Bold'" style:font-family-generic="modern" style:font-pitch="fixed"/>
    <style:font-face style:name="Noto Sans Korean DemiLight4" svg:font-family="'Noto Sans Korean DemiLight'" style:font-family-generic="modern" style:font-pitch="fixed"/>
    <style:font-face style:name="Noto Sans Korean Medium3" svg:font-family="'Noto Sans Korean Medium'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바탕" fo:font-size="24pt" fo:language="en" fo:country="US" style:font-name-asian="바탕3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3" style:font-family-asian="굴림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제목_20_슬라이드-background" style:display-name="제목 슬라이드-background" style:family="presentation">
      <style:graphic-properties draw:stroke="none" draw:fill="solid" draw:fill-color="#50b4c8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style:font-name-asian="굴림3" style:font-family-asian="굴림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5%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Noto Sans Korean DemiLight1" fo:font-family="'Noto Sans Korean DemiLight'" style:font-family-generic="swiss" style:font-pitch="variable" fo:font-size="24pt" fo:letter-spacing="normal" fo:language="ko" fo:country="KR" fo:font-style="normal" fo:text-shadow="none" style:text-underline-style="none" fo:font-weight="normal" style:letter-kerning="true" style:font-name-asian="Noto Sans Korean DemiLight4" style:font-family-asian="'Noto Sans Korean DemiLight'" style:font-family-generic-asian="modern" style:font-pitch-asian="fixed" style:font-size-asian="24pt" style:language-asian="ko" style:country-asian="KR" style:font-style-asian="normal" style:font-weight-asian="normal" style:font-name-complex="Mangal" style:font-family-complex="Mangal" style:font-family-generic-complex="system" style:font-pitch-complex="variable" style:font-size-complex="24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cm" fo:margin-bottom="0.4cm" fo:line-height="85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Noto Sans Korean DemiLight1" fo:font-family="'Noto Sans Korean DemiLight'" style:font-family-generic="swiss" style:font-pitch="variable" fo:font-size="20pt" fo:letter-spacing="normal" fo:font-style="italic" style:text-underline-style="none" fo:font-weight="normal" style:font-name-asian="Noto Sans Korean DemiLight4" style:font-family-asian="'Noto Sans Korean DemiLight'" style:font-family-generic-asian="modern" style:font-pitch-asian="fixed" style:font-size-asian="20pt" style:font-style-asian="italic" style:font-weight-asian="normal" style:font-size-complex="20pt" style:font-style-complex="italic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cm" fo:margin-bottom="0.3cm" fo:line-height="85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Noto Sans Korean DemiLight1" fo:font-family="'Noto Sans Korean DemiLight'" style:font-family-generic="swiss" style:font-pitch="variable" fo:font-size="18pt" fo:letter-spacing="normal" fo:font-style="normal" style:text-underline-style="none" fo:font-weight="normal" style:font-name-asian="Noto Sans Korean DemiLight4" style:font-family-asian="'Noto Sans Korean DemiLight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cm" fo:margin-bottom="0.2cm" fo:line-height="85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Noto Sans Korean DemiLight1" fo:font-family="'Noto Sans Korean DemiLight'" style:font-family-generic="swiss" style:font-pitch="variable" fo:font-size="18pt" fo:letter-spacing="normal" fo:font-style="normal" style:text-underline-style="none" fo:font-weight="normal" style:font-name-asian="Noto Sans Korean DemiLight4" style:font-family-asian="'Noto Sans Korean DemiLight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cm" fo:margin-bottom="0.1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cm" fo:margin-bottom="0.1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cm" fo:margin-bottom="0.1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cm" fo:margin-bottom="0.1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cm" fo:margin-bottom="0.1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3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 Light1" fo:font-family="'Calibri Light'" fo:font-size="18pt" fo:letter-spacing="normal" fo:language="ko" fo:country="KR" fo:font-style="normal" fo:text-shadow="none" style:text-underline-style="none" fo:font-weight="normal" style:letter-kerning="true" style:font-name-asian="Noto Sans Korean Medium3" style:font-family-asian="'Noto Sans Korean Medium'" style:font-family-generic-asian="modern" style:font-pitch-asian="fixed" style:font-size-asian="18pt" style:language-asian="ko" style:country-asian="KR" style:font-style-asian="normal" style:font-weight-asian="normal" style:font-name-complex="Mangal" style:font-family-complex="Mang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background" style:display-name="제목 및 내용-background" style:family="presentation">
      <style:graphic-properties draw:stroke="none" draw:fill="solid" draw:fill-color="#ffffff"/>
      <style:text-properties style:letter-kerning="true"/>
    </style:style>
    <style:style style:name="제목_20_및_20_내용-backgroundobjects" style:display-name="제목 및 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-notes" style:display-name="제목 및 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style:font-name-asian="굴림3" style:font-family-asian="굴림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및_20_내용-outline1" style:display-name="제목 및 내용-outline1" style:family="presentation">
      <style:graphic-properties draw:stroke="none" draw:fill="none" draw:auto-grow-height="false" draw:fit-to-size="shrink-to-fit">
        <text:list-style style:name="제목_20_및_20_내용-outline1" style:display-name="제목 및 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5%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Noto Sans Korean DemiLight1" fo:font-family="'Noto Sans Korean DemiLight'" style:font-family-generic="swiss" style:font-pitch="variable" fo:font-size="24pt" fo:letter-spacing="normal" fo:language="ko" fo:country="KR" fo:font-style="normal" fo:text-shadow="none" style:text-underline-style="none" fo:font-weight="normal" style:letter-kerning="true" style:font-name-asian="Noto Sans Korean DemiLight4" style:font-family-asian="'Noto Sans Korean DemiLight'" style:font-family-generic-asian="modern" style:font-pitch-asian="fixed" style:font-size-asian="24pt" style:language-asian="ko" style:country-asian="KR" style:font-style-asian="normal" style:font-weight-asian="normal" style:font-name-complex="Mangal" style:font-family-complex="Mangal" style:font-family-generic-complex="system" style:font-pitch-complex="variable" style:font-size-complex="24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outline2" style:display-name="제목 및 내용-outline2" style:family="presentation" style:parent-style-name="제목_20_및_20_내용-outline1">
      <style:paragraph-properties fo:margin-top="0cm" fo:margin-bottom="0.4cm" fo:line-height="85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Noto Sans Korean DemiLight1" fo:font-family="'Noto Sans Korean DemiLight'" style:font-family-generic="swiss" style:font-pitch="variable" fo:font-size="20pt" fo:letter-spacing="normal" fo:font-style="italic" style:text-underline-style="none" fo:font-weight="normal" style:font-name-asian="Noto Sans Korean DemiLight4" style:font-family-asian="'Noto Sans Korean DemiLight'" style:font-family-generic-asian="modern" style:font-pitch-asian="fixed" style:font-size-asian="20pt" style:font-style-asian="italic" style:font-weight-asian="normal" style:font-size-complex="20pt" style:font-style-complex="italic" style:font-weight-complex="normal" fo:hyphenate="true"/>
    </style:style>
    <style:style style:name="제목_20_및_20_내용-outline3" style:display-name="제목 및 내용-outline3" style:family="presentation" style:parent-style-name="제목_20_및_20_내용-outline2">
      <style:paragraph-properties fo:margin-top="0cm" fo:margin-bottom="0.3cm" fo:line-height="85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Noto Sans Korean DemiLight1" fo:font-family="'Noto Sans Korean DemiLight'" style:font-family-generic="swiss" style:font-pitch="variable" fo:font-size="18pt" fo:letter-spacing="normal" fo:font-style="normal" style:text-underline-style="none" fo:font-weight="normal" style:font-name-asian="Noto Sans Korean DemiLight4" style:font-family-asian="'Noto Sans Korean DemiLight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true"/>
    </style:style>
    <style:style style:name="제목_20_및_20_내용-outline4" style:display-name="제목 및 내용-outline4" style:family="presentation" style:parent-style-name="제목_20_및_20_내용-outline3">
      <style:paragraph-properties fo:margin-top="0cm" fo:margin-bottom="0.2cm" fo:line-height="85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Noto Sans Korean DemiLight1" fo:font-family="'Noto Sans Korean DemiLight'" style:font-family-generic="swiss" style:font-pitch="variable" fo:font-size="18pt" fo:letter-spacing="normal" fo:font-style="normal" style:text-underline-style="none" fo:font-weight="normal" style:font-name-asian="Noto Sans Korean DemiLight4" style:font-family-asian="'Noto Sans Korean DemiLight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true"/>
    </style:style>
    <style:style style:name="제목_20_및_20_내용-outline5" style:display-name="제목 및 내용-outline5" style:family="presentation" style:parent-style-name="제목_20_및_20_내용-outline4">
      <style:paragraph-properties fo:margin-top="0cm" fo:margin-bottom="0.1cm"/>
      <style:text-properties fo:font-size="20pt" style:font-size-asian="20pt" style:font-size-complex="20pt"/>
    </style:style>
    <style:style style:name="제목_20_및_20_내용-outline6" style:display-name="제목 및 내용-outline6" style:family="presentation" style:parent-style-name="제목_20_및_20_내용-outline5">
      <style:paragraph-properties fo:margin-top="0cm" fo:margin-bottom="0.1cm"/>
      <style:text-properties fo:font-size="20pt" style:font-size-asian="20pt" style:font-size-complex="20pt"/>
    </style:style>
    <style:style style:name="제목_20_및_20_내용-outline7" style:display-name="제목 및 내용-outline7" style:family="presentation" style:parent-style-name="제목_20_및_20_내용-outline6">
      <style:paragraph-properties fo:margin-top="0cm" fo:margin-bottom="0.1cm"/>
      <style:text-properties fo:font-size="20pt" style:font-size-asian="20pt" style:font-size-complex="20pt"/>
    </style:style>
    <style:style style:name="제목_20_및_20_내용-outline8" style:display-name="제목 및 내용-outline8" style:family="presentation" style:parent-style-name="제목_20_및_20_내용-outline7">
      <style:paragraph-properties fo:margin-top="0cm" fo:margin-bottom="0.1cm"/>
      <style:text-properties fo:font-size="20pt" style:font-size-asian="20pt" style:font-size-complex="20pt"/>
    </style:style>
    <style:style style:name="제목_20_및_20_내용-outline9" style:display-name="제목 및 내용-outline9" style:family="presentation" style:parent-style-name="제목_20_및_20_내용-outline8">
      <style:paragraph-properties fo:margin-top="0cm" fo:margin-bottom="0.1cm"/>
      <style:text-properties fo:font-size="20pt" style:font-size-asian="20pt" style:font-size-complex="20pt"/>
    </style:style>
    <style:style style:name="제목_20_및_20_내용-subtitle" style:display-name="제목 및 내용-subtitle" style:family="presentation">
      <style:graphic-properties draw:stroke="none" draw:fill="none" draw:textarea-vertical-align="middle">
        <text:list-style style:name="제목_20_및_20_내용-subtitle" style:display-name="제목 및 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3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-title" style:display-name="제목 및 내용-title" style:family="presentation">
      <style:graphic-properties draw:stroke="none" draw:fill="none" draw:textarea-vertical-align="middle">
        <text:list-style style:name="제목_20_및_20_내용-title" style:display-name="제목 및 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 Light1" fo:font-family="'Calibri Light'" fo:font-size="18pt" fo:letter-spacing="normal" fo:language="ko" fo:country="KR" fo:font-style="normal" fo:text-shadow="none" style:text-underline-style="none" fo:font-weight="normal" style:letter-kerning="true" style:font-name-asian="Noto Sans Korean Medium3" style:font-family-asian="'Noto Sans Korean Medium'" style:font-family-generic-asian="modern" style:font-pitch-asian="fixed" style:font-size-asian="18pt" style:language-asian="ko" style:country-asian="KR" style:font-style-asian="normal" style:font-weight-asian="normal" style:font-name-complex="Mangal" style:font-family-complex="Mang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캡션_20_있는_20_콘텐츠-background" style:display-name="캡션 있는 콘텐츠-background" style:family="presentation">
      <style:graphic-properties draw:stroke="none" draw:fill="solid" draw:fill-color="#ffffff"/>
      <style:text-properties style:letter-kerning="true"/>
    </style:style>
    <style:style style:name="캡션_20_있는_20_콘텐츠-backgroundobjects" style:display-name="캡션 있는 콘텐츠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캡션_20_있는_20_콘텐츠-notes" style:display-name="캡션 있는 콘텐츠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style:font-name-asian="굴림3" style:font-family-asian="굴림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캡션_20_있는_20_콘텐츠-outline1" style:display-name="캡션 있는 콘텐츠-outline1" style:family="presentation">
      <style:graphic-properties draw:stroke="none" draw:fill="none" draw:auto-grow-height="false" draw:fit-to-size="shrink-to-fit">
        <text:list-style style:name="캡션_20_있는_20_콘텐츠-outline1" style:display-name="캡션 있는 콘텐츠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5%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Noto Sans Korean DemiLight1" fo:font-family="'Noto Sans Korean DemiLight'" style:font-family-generic="swiss" style:font-pitch="variable" fo:font-size="24pt" fo:letter-spacing="normal" fo:language="ko" fo:country="KR" fo:font-style="normal" fo:text-shadow="none" style:text-underline-style="none" fo:font-weight="normal" style:letter-kerning="true" style:font-name-asian="Noto Sans Korean DemiLight4" style:font-family-asian="'Noto Sans Korean DemiLight'" style:font-family-generic-asian="modern" style:font-pitch-asian="fixed" style:font-size-asian="24pt" style:language-asian="ko" style:country-asian="KR" style:font-style-asian="normal" style:font-weight-asian="normal" style:font-name-complex="Mangal" style:font-family-complex="Mangal" style:font-family-generic-complex="system" style:font-pitch-complex="variable" style:font-size-complex="24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캡션_20_있는_20_콘텐츠-outline2" style:display-name="캡션 있는 콘텐츠-outline2" style:family="presentation" style:parent-style-name="캡션_20_있는_20_콘텐츠-outline1">
      <style:paragraph-properties fo:margin-top="0cm" fo:margin-bottom="0.4cm" fo:line-height="85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Noto Sans Korean DemiLight1" fo:font-family="'Noto Sans Korean DemiLight'" style:font-family-generic="swiss" style:font-pitch="variable" fo:font-size="20pt" fo:letter-spacing="normal" fo:font-style="italic" style:text-underline-style="none" fo:font-weight="normal" style:font-name-asian="Noto Sans Korean DemiLight4" style:font-family-asian="'Noto Sans Korean DemiLight'" style:font-family-generic-asian="modern" style:font-pitch-asian="fixed" style:font-size-asian="20pt" style:font-style-asian="italic" style:font-weight-asian="normal" style:font-size-complex="20pt" style:font-style-complex="italic" style:font-weight-complex="normal" fo:hyphenate="true"/>
    </style:style>
    <style:style style:name="캡션_20_있는_20_콘텐츠-outline3" style:display-name="캡션 있는 콘텐츠-outline3" style:family="presentation" style:parent-style-name="캡션_20_있는_20_콘텐츠-outline2">
      <style:paragraph-properties fo:margin-top="0cm" fo:margin-bottom="0.3cm" fo:line-height="85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Noto Sans Korean DemiLight1" fo:font-family="'Noto Sans Korean DemiLight'" style:font-family-generic="swiss" style:font-pitch="variable" fo:font-size="18pt" fo:letter-spacing="normal" fo:font-style="normal" style:text-underline-style="none" fo:font-weight="normal" style:font-name-asian="Noto Sans Korean DemiLight4" style:font-family-asian="'Noto Sans Korean DemiLight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true"/>
    </style:style>
    <style:style style:name="캡션_20_있는_20_콘텐츠-outline4" style:display-name="캡션 있는 콘텐츠-outline4" style:family="presentation" style:parent-style-name="캡션_20_있는_20_콘텐츠-outline3">
      <style:paragraph-properties fo:margin-top="0cm" fo:margin-bottom="0.2cm" fo:line-height="85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Noto Sans Korean DemiLight1" fo:font-family="'Noto Sans Korean DemiLight'" style:font-family-generic="swiss" style:font-pitch="variable" fo:font-size="18pt" fo:letter-spacing="normal" fo:font-style="normal" style:text-underline-style="none" fo:font-weight="normal" style:font-name-asian="Noto Sans Korean DemiLight4" style:font-family-asian="'Noto Sans Korean DemiLight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true"/>
    </style:style>
    <style:style style:name="캡션_20_있는_20_콘텐츠-outline5" style:display-name="캡션 있는 콘텐츠-outline5" style:family="presentation" style:parent-style-name="캡션_20_있는_20_콘텐츠-outline4">
      <style:paragraph-properties fo:margin-top="0cm" fo:margin-bottom="0.1cm"/>
      <style:text-properties fo:font-size="20pt" style:font-size-asian="20pt" style:font-size-complex="20pt"/>
    </style:style>
    <style:style style:name="캡션_20_있는_20_콘텐츠-outline6" style:display-name="캡션 있는 콘텐츠-outline6" style:family="presentation" style:parent-style-name="캡션_20_있는_20_콘텐츠-outline5">
      <style:paragraph-properties fo:margin-top="0cm" fo:margin-bottom="0.1cm"/>
      <style:text-properties fo:font-size="20pt" style:font-size-asian="20pt" style:font-size-complex="20pt"/>
    </style:style>
    <style:style style:name="캡션_20_있는_20_콘텐츠-outline7" style:display-name="캡션 있는 콘텐츠-outline7" style:family="presentation" style:parent-style-name="캡션_20_있는_20_콘텐츠-outline6">
      <style:paragraph-properties fo:margin-top="0cm" fo:margin-bottom="0.1cm"/>
      <style:text-properties fo:font-size="20pt" style:font-size-asian="20pt" style:font-size-complex="20pt"/>
    </style:style>
    <style:style style:name="캡션_20_있는_20_콘텐츠-outline8" style:display-name="캡션 있는 콘텐츠-outline8" style:family="presentation" style:parent-style-name="캡션_20_있는_20_콘텐츠-outline7">
      <style:paragraph-properties fo:margin-top="0cm" fo:margin-bottom="0.1cm"/>
      <style:text-properties fo:font-size="20pt" style:font-size-asian="20pt" style:font-size-complex="20pt"/>
    </style:style>
    <style:style style:name="캡션_20_있는_20_콘텐츠-outline9" style:display-name="캡션 있는 콘텐츠-outline9" style:family="presentation" style:parent-style-name="캡션_20_있는_20_콘텐츠-outline8">
      <style:paragraph-properties fo:margin-top="0cm" fo:margin-bottom="0.1cm"/>
      <style:text-properties fo:font-size="20pt" style:font-size-asian="20pt" style:font-size-complex="20pt"/>
    </style:style>
    <style:style style:name="캡션_20_있는_20_콘텐츠-subtitle" style:display-name="캡션 있는 콘텐츠-subtitle" style:family="presentation">
      <style:graphic-properties draw:stroke="none" draw:fill="none" draw:textarea-vertical-align="middle">
        <text:list-style style:name="캡션_20_있는_20_콘텐츠-subtitle" style:display-name="캡션 있는 콘텐츠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3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캡션_20_있는_20_콘텐츠-title" style:display-name="캡션 있는 콘텐츠-title" style:family="presentation">
      <style:graphic-properties draw:stroke="none" draw:fill="none" draw:textarea-vertical-align="middle">
        <text:list-style style:name="캡션_20_있는_20_콘텐츠-title" style:display-name="캡션 있는 콘텐츠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 Light1" fo:font-family="'Calibri Light'" fo:font-size="18pt" fo:letter-spacing="normal" fo:language="ko" fo:country="KR" fo:font-style="normal" fo:text-shadow="none" style:text-underline-style="none" fo:font-weight="normal" style:letter-kerning="true" style:font-name-asian="Noto Sans Korean Medium3" style:font-family-asian="'Noto Sans Korean Medium'" style:font-family-generic-asian="modern" style:font-pitch-asian="fixed" style:font-size-asian="18pt" style:language-asian="ko" style:country-asian="KR" style:font-style-asian="normal" style:font-weight-asian="normal" style:font-name-complex="Mangal" style:font-family-complex="Mang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50b4c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50b4c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제목_20_슬라이드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제목_20_슬라이드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제목_20_슬라이드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제목_20_슬라이드-backgroundobjects">
      <style:graphic-properties draw:stroke="none" draw:fill="none" draw:fill-color="#ffffff" draw:auto-grow-height="false" fo:min-height="1.485cm"/>
    </style:style>
    <style:style style:name="Mpr5" style:family="presentation" style:parent-style-name="제목_20_슬라이드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제목_20_및_20_내용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제목_20_및_20_내용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제목_20_및_20_내용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제목_20_및_20_내용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제목_20_및_20_내용-backgroundobjects">
      <style:graphic-properties draw:stroke="none" draw:fill="none" draw:fill-color="#ffffff" draw:auto-grow-height="false" fo:min-height="1.485cm"/>
    </style:style>
    <style:style style:name="Mpr11" style:family="presentation" style:parent-style-name="제목_20_및_20_내용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캡션_20_있는_20_콘텐츠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3" style:family="presentation" style:parent-style-name="캡션_20_있는_20_콘텐츠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캡션_20_있는_20_콘텐츠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캡션_20_있는_20_콘텐츠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캡션_20_있는_20_콘텐츠-backgroundobjects">
      <style:graphic-properties draw:stroke="none" draw:fill="none" draw:fill-color="#ffffff" draw:auto-grow-height="false" fo:min-height="1.485cm"/>
    </style:style>
    <style:style style:name="Mpr17" style:family="presentation" style:parent-style-name="캡션_20_있는_20_콘텐츠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80%" fo:text-align="start" style:punctuation-wrap="hanging" style:writing-mode="lr-tb"/>
      <style:text-properties fo:font-size="88pt" fo:hyphenate="true"/>
    </style:style>
    <style:style style:name="MP5" style:family="paragraph">
      <style:paragraph-properties fo:text-align="start" style:font-independent-line-spacing="true"/>
      <style:text-properties fo:font-size="8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MP7" style:family="paragraph">
      <style:paragraph-properties fo:text-align="start" style:font-independent-line-spacing="true"/>
      <style:text-properties fo:font-size="9.5pt" style:font-size-asian="14pt" style:font-size-complex="14pt"/>
    </style:style>
    <style:style style:name="MP8" style:family="paragraph">
      <style:paragraph-properties fo:text-align="start" style:font-independent-line-spacing="true"/>
      <style:text-properties fo:font-size="103pt" style:font-size-asian="14pt" style:font-size-complex="14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font-size="54pt" fo:hyphenate="true"/>
    </style:style>
    <style:style style:name="MP10" style:family="paragraph">
      <style:paragraph-properties fo:text-align="start" style:font-independent-line-spacing="true"/>
      <style:text-properties fo:font-size="54pt"/>
    </style:style>
    <style:style style:name="MP11" style:family="paragraph">
      <style:paragraph-properties fo:text-align="start"/>
      <style:text-properties fo:font-size="24pt"/>
    </style:style>
    <style:style style:name="MP12" style:family="paragraph">
      <style:paragraph-properties fo:margin-left="0cm" fo:margin-right="0cm" fo:margin-top="0.459cm" fo:margin-bottom="0cm" fo:line-height="100%" fo:text-align="start" fo:text-indent="0cm" style:punctuation-wrap="hanging" style:writing-mode="lr-tb"/>
      <style:text-properties fo:font-size="24pt" fo:hyphenate="true"/>
    </style:style>
    <style:style style:name="MP13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4pt" fo:hyphenate="true"/>
    </style:style>
    <style:style style:name="MP14" style:family="paragraph"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85%" fo:text-align="start" style:punctuation-wrap="hanging" style:writing-mode="lr-tb"/>
      <style:text-properties fo:font-size="40pt" fo:hyphenate="true"/>
    </style:style>
    <style:style style:name="MP16" style:family="paragraph">
      <style:paragraph-properties fo:text-align="start" style:font-independent-line-spacing="true"/>
      <style:text-properties fo:font-size="40pt"/>
    </style:style>
    <style:style style:name="MP17" style:family="paragraph">
      <style:paragraph-properties fo:text-align="start"/>
      <style:text-properties fo:font-size="32pt"/>
    </style:style>
    <style:style style:name="MP18" style:family="paragraph">
      <style:paragraph-properties fo:margin-left="0cm" fo:margin-right="0cm" fo:margin-top="0.459cm" fo:margin-bottom="0cm" fo:line-height="100%" fo:text-align="start" fo:text-indent="0cm" style:punctuation-wrap="hanging" style:writing-mode="lr-tb"/>
      <style:text-properties fo:font-size="32pt" fo:hyphenate="tru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32pt" fo:hyphenate="true"/>
    </style:style>
    <style:style style:name="MP20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Noto Sans Korean Bold1" fo:font-size="88pt" fo:letter-spacing="-0.041cm" fo:font-style="normal" style:text-underline-style="none" fo:font-weight="normal" style:font-name-asian="Noto Sans Korean Bold2" style:font-size-asian="88pt" style:font-style-asian="normal" style:font-weight-asian="normal" style:font-size-complex="88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Noto Sans Korean Medium1" fo:font-size="9.5pt" fo:letter-spacing="normal" fo:font-style="normal" style:text-underline-style="none" fo:font-weight="normal" style:font-name-asian="Noto Sans Korean Medium3" style:font-size-asian="9.5pt" style:font-style-asian="normal" style:font-weight-asian="normal" style:font-size-complex="9.5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Noto Sans Korean Medium1" fo:font-size="103pt" fo:letter-spacing="normal" fo:font-style="normal" style:text-underline-style="none" fo:font-weight="normal" style:font-name-asian="Noto Sans Korean Medium3" style:font-size-asian="103pt" style:font-style-asian="normal" style:font-weight-asian="normal" style:font-size-complex="103pt" style:font-style-complex="normal" style:font-weight-complex="normal"/>
    </style:style>
    <style:style style:name="MT4" style:family="text">
      <style:text-properties fo:font-variant="normal" fo:text-transform="none" fo:color="#50b4c8" style:text-line-through-style="none" style:text-line-through-type="none" style:text-position="0% 100%" style:font-name="Noto Sans Korean Medium1" fo:font-size="54pt" fo:letter-spacing="-0.041cm" fo:font-style="normal" style:text-underline-style="none" fo:font-weight="normal" style:font-name-asian="Noto Sans Korean Medium3" style:font-size-asian="54pt" style:font-style-asian="normal" style:font-weight-asian="normal" style:font-size-complex="54pt" style:font-style-complex="normal" style:font-weight-complex="normal"/>
    </style:style>
    <style:style style:name="MT5" style:family="text">
      <style:text-properties fo:font-variant="normal" fo:text-transform="none" fo:color="#262626" style:text-line-through-style="none" style:text-line-through-type="none" style:text-position="0% 100%" style:font-name="Noto Sans Korean Medium1" fo:font-size="24pt" fo:letter-spacing="normal" fo:font-style="normal" style:text-underline-style="none" fo:font-weight="normal" style:font-name-asian="Noto Sans Korean Medium3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262626" style:text-line-through-style="none" style:text-line-through-type="none" style:text-position="0% 100%" style:font-name="Noto Sans Korean Medium1" fo:font-size="20pt" fo:letter-spacing="normal" fo:font-style="italic" style:text-underline-style="none" fo:font-weight="normal" style:font-name-asian="Noto Sans Korean Medium3" style:font-size-asian="20pt" style:font-style-asian="italic" style:font-weight-asian="normal" style:font-size-complex="20pt" style:font-style-complex="italic" style:font-weight-complex="normal"/>
    </style:style>
    <style:style style:name="MT7" style:family="text">
      <style:text-properties fo:font-variant="normal" fo:text-transform="none" fo:color="#262626" style:text-line-through-style="none" style:text-line-through-type="none" style:text-position="0% 100%" style:font-name="Noto Sans Korean Medium1" fo:font-size="18pt" fo:letter-spacing="normal" fo:font-style="normal" style:text-underline-style="none" fo:font-weight="normal" style:font-name-asian="Noto Sans Korean Medium3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Noto Sans Korean Medium1" fo:font-size="9.5pt" fo:letter-spacing="normal" fo:font-style="normal" style:text-underline-style="none" fo:font-weight="normal" style:font-name-asian="Noto Sans Korean Medium3" style:font-size-asian="9.5pt" style:font-style-asian="normal" style:font-weight-asian="normal" style:font-size-complex="9.5pt" style:font-style-complex="normal" style:font-weight-complex="normal"/>
    </style:style>
    <style:style style:name="MT9" style:family="text">
      <style:text-properties fo:font-variant="normal" fo:text-transform="none" fo:color="#50b4c8" style:text-line-through-style="none" style:text-line-through-type="none" style:text-position="0% 100%" style:font-name="Noto Sans Korean Medium1" fo:font-size="103pt" fo:letter-spacing="normal" fo:font-style="normal" style:text-underline-style="none" fo:font-weight="normal" style:font-name-asian="Noto Sans Korean Medium3" style:font-size-asian="103pt" style:font-style-asian="normal" style:font-weight-asian="normal" style:font-size-complex="103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Noto Sans Korean Medium1" fo:font-size="40pt" fo:letter-spacing="-0.041cm" fo:font-style="normal" style:text-underline-style="none" fo:font-weight="normal" style:font-name-asian="Noto Sans Korean Medium3" style:font-size-asian="40pt" style:font-style-asian="normal" style:font-weight-asian="normal" style:font-size-complex="40pt" style:font-style-complex="normal" style:font-weight-complex="normal"/>
    </style:style>
    <style:style style:name="MT11" style:family="text">
      <style:text-properties fo:font-variant="normal" fo:text-transform="none" fo:color="#262626" style:text-line-through-style="none" style:text-line-through-type="none" style:text-position="0% 100%" style:font-name="Noto Sans Korean DemiLight1" fo:font-size="32pt" fo:letter-spacing="normal" fo:font-style="normal" style:text-underline-style="none" fo:font-weight="normal" style:font-name-asian="Noto Sans Korean DemiLight4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262626" style:text-line-through-style="none" style:text-line-through-type="none" style:text-position="0% 100%" style:font-name="Noto Sans Korean DemiLight1" fo:font-size="28pt" fo:letter-spacing="normal" fo:font-style="normal" style:text-underline-style="none" fo:font-weight="normal" style:font-name-asian="Noto Sans Korean DemiLight4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262626" style:text-line-through-style="none" style:text-line-through-type="none" style:text-position="0% 100%" style:font-name="Noto Sans Korean DemiLight1" fo:font-size="24pt" fo:letter-spacing="normal" fo:font-style="italic" style:text-underline-style="none" fo:font-weight="normal" style:font-name-asian="Noto Sans Korean DemiLight4" style:font-size-asian="24pt" style:font-style-asian="italic" style:font-weight-asian="normal" style:font-size-complex="24pt" style:font-style-complex="italic" style:font-weight-complex="normal"/>
    </style:style>
    <style:style style:name="MT14" style:family="text">
      <style:text-properties fo:font-variant="normal" fo:text-transform="none" fo:color="#262626" style:text-line-through-style="none" style:text-line-through-type="none" style:text-position="0% 100%" style:font-name="Noto Sans Korean DemiLight1" fo:font-size="20pt" fo:letter-spacing="normal" fo:font-style="normal" style:text-underline-style="none" fo:font-weight="normal" style:font-name-asian="Noto Sans Korean DemiLight4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50b4c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Arial" style:font-family-generic="swiss" style:font-pitch="variable" fo:color="#26262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Arial" style:font-family-generic="swiss" style:font-pitch="variable" fo:color="#262626" fo:font-size="100%"/>
      </text:list-level-style-bullet>
      <text:list-level-style-bullet text:level="2" text:bullet-char=" ">
        <style:list-level-properties text:space-before="0.013cm" text:min-label-width="0.952cm"/>
        <style:text-properties fo:font-family="Arial" style:font-family-generic="swiss" style:font-pitch="variable" fo:color="#26262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 ">
        <style:list-level-properties text:space-before="0.001cm" text:min-label-width="0.253cm"/>
        <style:text-properties fo:font-family="Arial" style:font-family-generic="swiss" style:font-pitch="variable" fo:color="#262626" fo:font-size="100%"/>
      </text:list-level-style-bullet>
      <text:list-level-style-bullet text:level="2" text:bullet-char=" ">
        <style:list-level-properties text:space-before="0.013cm" text:min-label-width="0.952cm"/>
        <style:text-properties fo:font-family="Arial" style:font-family-generic="swiss" style:font-pitch="variable" fo:color="#262626" fo:font-size="100%"/>
      </text:list-level-style-bullet>
      <text:list-level-style-bullet text:level="3" text:bullet-char=" ">
        <style:list-level-properties text:space-before="0.001cm" text:min-label-width="1.523cm"/>
        <style:text-properties fo:font-family="Arial" style:font-family-generic="swiss" style:font-pitch="variable" fo:color="#26262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 ">
        <style:list-level-properties text:space-before="0.001cm" text:min-label-width="0.253cm"/>
        <style:text-properties fo:font-family="Arial" style:font-family-generic="swiss" style:font-pitch="variable" fo:color="#262626" fo:font-size="100%"/>
      </text:list-level-style-bullet>
      <text:list-level-style-bullet text:level="2" text:bullet-char=" ">
        <style:list-level-properties text:space-before="0.013cm" text:min-label-width="0.952cm"/>
        <style:text-properties fo:font-family="Arial" style:font-family-generic="swiss" style:font-pitch="variable" fo:color="#262626" fo:font-size="100%"/>
      </text:list-level-style-bullet>
      <text:list-level-style-bullet text:level="3" text:bullet-char=" ">
        <style:list-level-properties text:space-before="0.001cm" text:min-label-width="1.523cm"/>
        <style:text-properties fo:font-family="Arial" style:font-family-generic="swiss" style:font-pitch="variable" fo:color="#262626" fo:font-size="100%"/>
      </text:list-level-style-bullet>
      <text:list-level-style-bullet text:level="4" text:bullet-char=" ">
        <style:list-level-properties text:space-before="0.001cm" text:min-label-width="2.285cm"/>
        <style:text-properties fo:font-family="Arial" style:font-family-generic="swiss" style:font-pitch="variable" fo:color="#262626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 ">
        <style:list-level-properties text:space-before="0.001cm" text:min-label-width="0.253cm"/>
        <style:text-properties fo:font-family="Arial" style:font-family-generic="swiss" style:font-pitch="variable" fo:color="#262626" fo:font-size="100%"/>
      </text:list-level-style-bullet>
      <text:list-level-style-bullet text:level="2" text:bullet-char=" ">
        <style:list-level-properties text:space-before="0.013cm" text:min-label-width="0.952cm"/>
        <style:text-properties fo:font-family="Arial" style:font-family-generic="swiss" style:font-pitch="variable" fo:color="#262626" fo:font-size="100%"/>
      </text:list-level-style-bullet>
      <text:list-level-style-bullet text:level="3" text:bullet-char=" ">
        <style:list-level-properties text:space-before="0.001cm" text:min-label-width="1.523cm"/>
        <style:text-properties fo:font-family="Arial" style:font-family-generic="swiss" style:font-pitch="variable" fo:color="#262626" fo:font-size="100%"/>
      </text:list-level-style-bullet>
      <text:list-level-style-bullet text:level="4" text:bullet-char=" ">
        <style:list-level-properties text:space-before="0.001cm" text:min-label-width="2.285cm"/>
        <style:text-properties fo:font-family="Arial" style:font-family-generic="swiss" style:font-pitch="variable" fo:color="#262626" fo:font-size="100%"/>
      </text:list-level-style-bullet>
      <text:list-level-style-bullet text:level="5" text:bullet-char=" ">
        <style:list-level-properties text:space-before="0.001cm" text:min-label-width="3.047cm"/>
        <style:text-properties fo:font-family="Arial" style:font-family-generic="swiss" style:font-pitch="variable" fo:color="#262626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StarSymbol" fo:color="#50b4c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</style:handout-master>
    <style:master-page style:name="제목_20_슬라이드" style:display-name="제목 슬라이드" style:page-layout-name="PM1" draw:style-name="Mdp1">
      <draw:custom-shape draw:name="Rectangle 3" draw:style-name="Mgr3" draw:text-style-name="MP3" draw:layer="backgroundobjects" svg:width="33.866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5" draw:layer="backgroundobjects" svg:width="29.95cm" svg:height="9.312cm" svg:x="1.676cm" svg:y="2.14cm" presentation:class="title" presentation:user-transformed="true">
        <draw:text-box>
          <text:p text:style-name="MP4"><text:span text:style-name="MT1">제목 텍스트의 서식을 편집하려면 클릭하십시오</text:span><text:span text:style-name="MT1">.</text:span><text:span text:style-name="MT1">마스터 제목 스타일 편집</text:span></text:p>
        </draw:text-box>
      </draw:frame>
      <draw:frame draw:name="Date Placeholder 6" presentation:style-name="Mpr2" draw:text-style-name="MP7" draw:layer="backgroundobjects" svg:width="11.429cm" svg:height="0.634cm" svg:x="1.905cm" svg:y="17.812cm" presentation:class="date-time" presentation:user-transformed="true">
        <draw:text-box>
          <text:p text:style-name="MP6"><text:span text:style-name="MT2"><text:date style:data-style-name="D1" text:date-value="2014-09-19">9/19/14</text:date></text:span></text:p>
        </draw:text-box>
      </draw:frame>
      <draw:frame draw:name="Footer Placeholder 7" presentation:style-name="Mpr2" draw:text-style-name="MP7" draw:layer="backgroundobjects" svg:width="13.969cm" svg:height="0.634cm" svg:x="1.905cm" svg:y="18.207cm" presentation:class="footer" presentation:user-transformed="true">
        <draw:text-box>
          <text:p/>
        </draw:text-box>
      </draw:frame>
      <draw:frame draw:name="Slide Number Placeholder 8" presentation:style-name="Mpr3" draw:text-style-name="MP8" draw:layer="backgroundobjects" svg:width="8.127cm" svg:height="3.88cm" svg:x="24.344cm" svg:y="16.323cm" presentation:class="page-number" presentation:user-transformed="true">
        <draw:text-box>
          <text:p text:style-name="MP6"><text:span text:style-name="MT3"><text:page-number>&lt;숫자&gt;</text:page-number></text:span></text:p>
        </draw:text-box>
      </draw:frame>
      <draw:frame presentation:style-name="제목_20_슬라이드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제목_20_슬라이드-title" draw:layer="backgroundobjects" svg:width="14.848cm" svg:height="11.136cm" svg:x="3.075cm" svg:y="2.257cm" presentation:class="page"/>
        <draw:frame presentation:style-name="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제목_20_및_20_내용" style:display-name="제목 및 내용" style:page-layout-name="PM1" draw:style-name="Mdp2">
      <draw:frame draw:name="Title 1" presentation:style-name="Mpr6" draw:text-style-name="MP10" draw:layer="backgroundobjects" svg:width="29.923cm" svg:height="4.605cm" svg:x="1.826cm" svg:y="1.388cm" presentation:class="title" presentation:user-transformed="true">
        <draw:text-box>
          <text:p text:style-name="MP9"><text:span text:style-name="MT4">제목 텍스트의 서식을 편집하려면 클릭하십시오</text:span><text:span text:style-name="MT4">.</text:span><text:span text:style-name="MT4">마스터 제목 스타일 편집</text:span></text:p>
        </draw:text-box>
      </draw:frame>
      <draw:frame draw:name="Content Placeholder 2" presentation:style-name="Mpr7" draw:text-style-name="MP14" draw:layer="backgroundobjects" svg:width="29.87cm" svg:height="10.461cm" svg:x="1.88cm" svg:y="5.588cm" presentation:class="outline" presentation:user-transformed="true">
        <draw:text-box>
          <text:list text:style-name="ML6">
            <text:list-item>
              <text:p text:style-name="MP11"><text:span text:style-name="MT5">개요 텍스트의 서식을 편집하려면 클릭하십시오</text:span></text:p>
              <text:list>
                <text:list-item>
                  <text:p text:style-name="MP11"><text:span text:style-name="MT5">2</text:span><text:span text:style-name="MT5">번째 개요 수준</text:span></text:p>
                  <text:list>
                    <text:list-item>
                      <text:p text:style-name="MP11"><text:span text:style-name="MT5">3</text:span><text:span text:style-name="MT5">번째 개요 수준</text:span></text:p>
                      <text:list>
                        <text:list-item>
                          <text:p text:style-name="MP11"><text:span text:style-name="MT5">4</text:span><text:span text:style-name="MT5">번째 개요 수준</text:span></text:p>
                          <text:list>
                            <text:list-item>
                              <text:p text:style-name="MP11"><text:span text:style-name="MT5">5</text:span><text:span text:style-name="MT5">번째 개요 수준</text:span></text:p>
                              <text:list>
                                <text:list-item>
                                  <text:p text:style-name="MP11"><text:span text:style-name="MT5">6</text:span><text:span text:style-name="MT5">번째 개요 수준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2"><text:span text:style-name="MT5">7</text:span><text:span text:style-name="MT5">번째 개요 수준마스터 텍스트 스타일을 편집합니다</text:span></text:p>
            </text:list-item>
          </text:list>
          <text:list text:style-name="ML8">
            <text:list-item>
              <text:list>
                <text:list-item>
                  <text:p text:style-name="MP13"><text:span text:style-name="MT5">둘째 수준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3"><text:span text:style-name="MT6">셋째 수준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7" draw:layer="backgroundobjects" svg:width="11.429cm" svg:height="0.634cm" svg:x="1.905cm" svg:y="17.812cm" presentation:class="date-time" presentation:user-transformed="true">
        <draw:text-box>
          <text:p text:style-name="MP6"><text:span text:style-name="MT8"><text:date style:data-style-name="D1" text:date-value="2014-09-19">9/19/14</text:date></text:span></text:p>
        </draw:text-box>
      </draw:frame>
      <draw:frame draw:name="Footer Placeholder 4" presentation:style-name="Mpr8" draw:text-style-name="MP7" draw:layer="backgroundobjects" svg:width="13.969cm" svg:height="0.634cm" svg:x="1.905cm" svg:y="18.207cm" presentation:class="footer" presentation:user-transformed="true">
        <draw:text-box>
          <text:p/>
        </draw:text-box>
      </draw:frame>
      <draw:frame draw:name="Slide Number Placeholder 5" presentation:style-name="Mpr9" draw:text-style-name="MP8" draw:layer="backgroundobjects" svg:width="8.127cm" svg:height="3.88cm" svg:x="24.344cm" svg:y="16.323cm" presentation:class="page-number" presentation:user-transformed="true">
        <draw:text-box>
          <text:p text:style-name="MP6"><text:span text:style-name="MT9"><text:page-number>&lt;숫자&gt;</text:page-number></text:span></text:p>
        </draw:text-box>
      </draw:frame>
      <presentation:notes style:page-layout-name="PM0">
        <draw:page-thumbnail presentation:style-name="제목_20_및_20_내용-title" draw:layer="backgroundobjects" svg:width="19.798cm" svg:height="11.136cm" svg:x="0.6cm" svg:y="2.257cm" presentation:class="page"/>
        <draw:frame presentation:style-name="제목_20_및_20_내용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캡션_20_있는_20_콘텐츠" style:display-name="캡션 있는 콘텐츠" style:page-layout-name="PM1" draw:style-name="Mdp2">
      <draw:custom-shape draw:name="Rectangle 1" draw:style-name="Mgr3" draw:text-style-name="MP3" draw:layer="backgroundobjects" svg:width="12.699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8" presentation:style-name="Mpr12" draw:text-style-name="MP16" draw:layer="backgroundobjects" svg:width="9.397cm" svg:height="10.265cm" svg:x="1.262cm" svg:y="2.215cm" presentation:class="title" presentation:user-transformed="true">
        <draw:text-box>
          <text:p text:style-name="MP15"><text:span text:style-name="MT10">제목 텍스트의 서식을 편집하려면 클릭하십시오</text:span><text:span text:style-name="MT10">.</text:span><text:span text:style-name="MT10">마스터 제목 스타일 편집</text:span></text:p>
        </draw:text-box>
      </draw:frame>
      <draw:frame draw:name="Content Placeholder 2" presentation:style-name="Mpr13" draw:text-style-name="MP20" draw:layer="backgroundobjects" svg:width="16.932cm" svg:height="12.699cm" svg:x="14.615cm" svg:y="2.117cm" presentation:class="outline" presentation:user-transformed="true">
        <draw:text-box>
          <text:list text:style-name="ML6">
            <text:list-item>
              <text:p text:style-name="MP17"><text:span text:style-name="MT11">개요 텍스트의 서식을 편집하려면 클릭하십시오</text:span></text:p>
              <text:list>
                <text:list-item>
                  <text:p text:style-name="MP17"><text:span text:style-name="MT11">2</text:span><text:span text:style-name="MT11">번째 개요 수준</text:span></text:p>
                  <text:list>
                    <text:list-item>
                      <text:p text:style-name="MP17"><text:span text:style-name="MT11">3</text:span><text:span text:style-name="MT11">번째 개요 수준</text:span></text:p>
                      <text:list>
                        <text:list-item>
                          <text:p text:style-name="MP17"><text:span text:style-name="MT11">4</text:span><text:span text:style-name="MT11">번째 개요 수준</text:span></text:p>
                          <text:list>
                            <text:list-item>
                              <text:p text:style-name="MP17"><text:span text:style-name="MT11">5</text:span><text:span text:style-name="MT11">번째 개요 수준</text:span></text:p>
                              <text:list>
                                <text:list-item>
                                  <text:p text:style-name="MP17"><text:span text:style-name="MT11">6</text:span><text:span text:style-name="MT11">번째 개요 수준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8"><text:span text:style-name="MT11">7</text:span><text:span text:style-name="MT11">번째 개요 수준마스터 텍스트 스타일을 편집합니다</text:span></text:p>
            </text:list-item>
          </text:list>
          <text:list text:style-name="ML8">
            <text:list-item>
              <text:list>
                <text:list-item>
                  <text:p text:style-name="MP19"><text:span text:style-name="MT12">둘째 수준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9"><text:span text:style-name="MT13">셋째 수준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4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4" draw:text-style-name="MP7" draw:layer="backgroundobjects" svg:width="11.429cm" svg:height="0.634cm" svg:x="1.905cm" svg:y="17.812cm" presentation:class="date-time" presentation:user-transformed="true">
        <draw:text-box>
          <text:p text:style-name="MP6"><text:span text:style-name="MT8"><text:date style:data-style-name="D1" text:date-value="2014-09-19">9/19/14</text:date></text:span></text:p>
        </draw:text-box>
      </draw:frame>
      <draw:frame draw:name="Footer Placeholder 5" presentation:style-name="Mpr14" draw:text-style-name="MP7" draw:layer="backgroundobjects" svg:width="13.969cm" svg:height="0.634cm" svg:x="1.905cm" svg:y="18.207cm" presentation:class="footer" presentation:user-transformed="true">
        <draw:text-box>
          <text:p/>
        </draw:text-box>
      </draw:frame>
      <draw:frame draw:name="Slide Number Placeholder 6" presentation:style-name="Mpr15" draw:text-style-name="MP8" draw:layer="backgroundobjects" svg:width="8.127cm" svg:height="3.88cm" svg:x="2.532cm" svg:y="15.84cm" presentation:class="page-number" presentation:user-transformed="true">
        <draw:text-box>
          <text:p text:style-name="MP6"><text:span text:style-name="MT3"><text:page-number>&lt;숫자&gt;</text:page-number></text:span></text:p>
        </draw:text-box>
      </draw:frame>
      <presentation:notes style:page-layout-name="PM0">
        <draw:page-thumbnail presentation:style-name="캡션_20_있는_20_콘텐츠-title" draw:layer="backgroundobjects" svg:width="19.798cm" svg:height="11.136cm" svg:x="0.6cm" svg:y="2.257cm" presentation:class="page"/>
        <draw:frame presentation:style-name="캡션_20_있는_20_콘텐츠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1.2$Windows_x86 LibreOffice_project/958349dc3b25111dbca392fbc281a05559ef6848</meta:generator>
    <meta:editing-cycles>1</meta:editing-cycles>
    <meta:editing-duration>PT1M13S</meta:editing-duration>
    <dc:date>2014-09-19T01:47:42.189000000</dc:date>
    <meta:document-statistic meta:object-count="107"/>
  </office:meta>
</office:document-meta>
</file>